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7F000001C838BD76BD6D7CAD2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80%" fo:min-height="0.95cm" draw:shadow-opacity="80%"/>
    </style:style>
    <style:style style:name="gr3" style:family="graphic" style:parent-style-name="standard">
      <style:graphic-properties draw:stroke="none" svg:stroke-color="#000000" draw:fill="solid" draw:fill-color="#ffffff" draw:opacity="80%" fo:min-height="1.05cm" draw:shadow-opacity="80%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solid" draw:fill-color="#ffffff" draw:opacity="80%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89cm" svg:height="13.978cm" svg:x="0.001cm" svg:y="0.622cm">
            <draw:image xlink:href="Pictures/100000000000027F000001C838BD76BD6D7CAD27.png" xlink:type="simple" xlink:show="embed" xlink:actuate="onLoad">
              <text:p/>
            </draw:image>
          </draw:frame>
          <draw:frame draw:style-name="gr2" draw:text-style-name="P3" draw:layer="layout" svg:width="6.6cm" svg:height="1.204cm" svg:x="10.5cm" svg:y="4.422cm">
            <draw:text-box>
              <text:p text:style-name="P2"><text:span text:style-name="T1">Neutron Source</text:span></text:p>
            </draw:text-box>
          </draw:frame>
          <draw:frame draw:style-name="gr3" draw:text-style-name="P3" draw:layer="layout" svg:width="6.7cm" svg:height="1.3cm" svg:x="10.6cm" svg:y="10.022cm">
            <draw:text-box>
              <text:p text:style-name="P2"><text:span text:style-name="T1">Electron Sourc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Hobbs</meta:initial-creator>
    <meta:creation-date>2016-02-21T21:26:24.336944681</meta:creation-date>
    <dc:date>2016-02-21T21:27:59.750924041</dc:date>
    <dc:creator>Simon Hobbs</dc:creator>
    <meta:editing-duration>PT1M35S</meta:editing-duration>
    <meta:editing-cycles>1</meta:editing-cycles>
    <meta:document-statistic meta:object-count="4"/>
    <meta:generator>LibreOffice/5.0.3.2$Linux_X86_64 LibreOffice_project/00m0$Build-2</meta:generator>
  </office:meta>
</office:document-meta>
</file>